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13000005EC00000158DCBDDE6F3.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Consolas" svg:font-family="Consolas"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TH Sarabun New" svg:font-family="'TH Sarabun New'"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302cm" fo:margin-left="-0.199cm" fo:margin-top="0cm" fo:margin-bottom="0cm" table:align="left" style:writing-mode="lr-tb"/>
    </style:style>
    <style:style style:name="Table1.A" style:family="table-column">
      <style:table-column-properties style:column-width="8.151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1"/>
    </style:style>
    <style:style style:name="Table1.A3" style:family="table-cell">
      <style:table-cell-properties fo:padding-left="0.199cm" fo:padding-right="0.191cm" fo:padding-top="0cm" fo:padding-bottom="0cm" fo:border-left="0.5pt solid #000001" fo:border-right="0.5pt solid #000001" fo:border-top="none" fo:border-bottom="0.5pt solid #000001"/>
    </style:style>
    <style:style style:name="P1" style:family="paragraph" style:parent-style-name="Text_20_body">
      <style:paragraph-properties fo:text-align="start" style:justify-single-word="false"/>
      <style:text-properties style:font-name="Open Sans" fo:font-style="italic" fo:font-weight="normal" officeooo:rsid="001d934b" officeooo:paragraph-rsid="001d934b" style:font-style-asian="italic" style:font-weight-asian="normal" style:font-style-complex="italic" style:font-weight-complex="normal"/>
    </style:style>
    <style:style style:name="P2" style:family="paragraph" style:parent-style-name="Standard">
      <style:paragraph-properties fo:margin-top="0cm" fo:margin-bottom="0cm" loext:contextual-spacing="false" fo:line-height="100%" fo:text-align="start" style:justify-single-word="false"/>
      <style:text-properties style:font-name="Open Sans" fo:font-weight="bold" officeooo:paragraph-rsid="0019cd0a" style:font-weight-asian="bold" style:font-weight-complex="bold"/>
    </style:style>
    <style:style style:name="P3" style:family="paragraph" style:parent-style-name="Standard">
      <style:paragraph-properties fo:margin-top="0cm" fo:margin-bottom="0cm" loext:contextual-spacing="false" fo:line-height="100%"/>
      <style:text-properties style:font-name="Droid Sans Mono" officeooo:rsid="003d0455" officeooo:paragraph-rsid="003d0455"/>
    </style:style>
    <style:style style:name="P4" style:family="paragraph" style:parent-style-name="Standard">
      <style:paragraph-properties fo:margin-top="0cm" fo:margin-bottom="0cm" loext:contextual-spacing="false" fo:line-height="100%"/>
      <style:text-properties style:font-name="Droid Sans Mono" officeooo:rsid="00409fd5" officeooo:paragraph-rsid="00409fd5"/>
    </style:style>
    <style:style style:name="P5" style:family="paragraph" style:parent-style-name="Standard">
      <style:paragraph-properties fo:margin-top="0cm" fo:margin-bottom="0cm" loext:contextual-spacing="false" fo:line-height="100%" fo:text-align="start" style:justify-single-word="false"/>
      <style:text-properties style:font-name="Droid Sans Mono" officeooo:rsid="00411d43" officeooo:paragraph-rsid="00411d43"/>
    </style:style>
    <style:style style:name="P6" style:family="paragraph" style:parent-style-name="Text_20_body">
      <style:paragraph-properties fo:text-align="start" style:justify-single-word="false"/>
      <style:text-properties style:font-name="Open Sans" fo:font-style="normal" fo:font-weight="normal" officeooo:rsid="003febc0" officeooo:paragraph-rsid="003febc0"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Open Sans" fo:font-style="normal" fo:font-weight="normal" officeooo:rsid="001d934b" officeooo:paragraph-rsid="00415a21" style:font-style-asian="normal" style:font-weight-asian="normal" style:font-style-complex="normal" style:font-weight-complex="normal"/>
    </style:style>
    <style:style style:name="P8" style:family="paragraph" style:parent-style-name="Text_20_body" style:list-style-name="L1">
      <style:paragraph-properties fo:text-align="start" style:justify-single-word="false"/>
      <style:text-properties style:font-name="Open Sans" fo:font-weight="normal" officeooo:rsid="00427583" officeooo:paragraph-rsid="00427583" style:font-weight-asian="normal" style:font-weight-complex="normal"/>
    </style:style>
    <style:style style:name="P9" style:family="paragraph" style:parent-style-name="Text_20_body">
      <style:paragraph-properties fo:text-align="start" style:justify-single-word="false"/>
      <style:text-properties style:font-name="Open Sans" officeooo:paragraph-rsid="00428c31"/>
    </style:style>
    <style:style style:name="P10" style:family="paragraph" style:parent-style-name="Text_20_body">
      <style:paragraph-properties fo:text-align="start" style:justify-single-word="false"/>
      <style:text-properties style:font-name="Open Sans" officeooo:rsid="00428c31" officeooo:paragraph-rsid="00428c31"/>
    </style:style>
    <style:style style:name="P11" style:family="paragraph" style:parent-style-name="Text_20_body" style:list-style-name="L2">
      <style:paragraph-properties fo:text-align="start" style:justify-single-word="false"/>
      <style:text-properties officeooo:paragraph-rsid="003febc0"/>
    </style:style>
    <style:style style:name="P12" style:family="paragraph" style:parent-style-name="Text_20_body">
      <style:text-properties style:font-name="Open Sans"/>
    </style:style>
    <style:style style:name="P13" style:family="paragraph" style:parent-style-name="Title" style:master-page-name="Standard">
      <style:paragraph-properties fo:text-align="start" style:justify-single-word="false" style:page-number="auto"/>
      <style:text-properties style:font-name="Open Sans" fo:font-weight="bold" officeooo:rsid="00409fd5" officeooo:paragraph-rsid="00409fd5" style:font-weight-asian="bold" style:font-weight-complex="bold"/>
    </style:style>
    <style:style style:name="P14" style:family="paragraph" style:parent-style-name="Heading_20_1">
      <style:text-properties style:font-name="Open Sans"/>
    </style:style>
    <style:style style:name="P15" style:family="paragraph" style:parent-style-name="Heading_20_1">
      <style:paragraph-properties fo:text-align="start" style:justify-single-word="false"/>
      <style:text-properties style:font-name="Open Sans" officeooo:paragraph-rsid="0019cd0a"/>
    </style:style>
    <style:style style:name="P16" style:family="paragraph" style:parent-style-name="Heading_20_1">
      <style:paragraph-properties fo:text-align="start" style:justify-single-word="false"/>
      <style:text-properties officeooo:paragraph-rsid="003febc0"/>
    </style:style>
    <style:style style:name="P17" style:family="paragraph" style:parent-style-name="Heading_20_1" style:master-page-name="">
      <style:paragraph-properties fo:text-align="start" style:justify-single-word="false" style:page-number="auto"/>
      <style:text-properties style:font-name="Open Sans" officeooo:paragraph-rsid="0019cd0a"/>
    </style:style>
    <style:style style:name="P18" style:family="paragraph" style:parent-style-name="Heading_20_2">
      <style:paragraph-properties fo:text-align="start" style:justify-single-word="false"/>
      <style:text-properties style:font-name="Open Sans" officeooo:paragraph-rsid="0019cd0a"/>
    </style:style>
    <style:style style:name="P19" style:family="paragraph" style:parent-style-name="Table_20_Contents">
      <style:text-properties style:font-name="Consolas"/>
    </style:style>
    <style:style style:name="P20" style:family="paragraph" style:parent-style-name="Table_20_Contents">
      <style:text-properties style:font-name="Consolas" officeooo:paragraph-rsid="00428c31"/>
    </style:style>
    <style:style style:name="T1" style:family="text">
      <style:text-properties style:font-name="Open Sans" fo:font-weight="bold" officeooo:rsid="00411d43" style:font-weight-asian="bold" style:font-weight-complex="bold"/>
    </style:style>
    <style:style style:name="T2" style:family="text">
      <style:text-properties style:font-name="Open Sans" officeooo:rsid="00409fd5"/>
    </style:style>
    <style:style style:name="T3" style:family="text">
      <style:text-properties style:font-name="Open Sans" officeooo:rsid="00411d43"/>
    </style:style>
    <style:style style:name="T4" style:family="text">
      <style:text-properties fo:font-weight="bold" style:font-weight-asian="bold" style:font-weight-complex="bold"/>
    </style:style>
    <style:style style:name="T5" style:family="text">
      <style:text-properties fo:font-weight="bold" officeooo:rsid="003febc0" style:font-weight-asian="bold" style:font-weight-complex="bold"/>
    </style:style>
    <style:style style:name="T6" style:family="text">
      <style:text-properties officeooo:rsid="003febc0"/>
    </style:style>
    <style:style style:name="T7" style:family="text">
      <style:text-properties officeooo:rsid="00409fd5"/>
    </style:style>
    <style:style style:name="T8" style:family="text">
      <style:text-properties officeooo:rsid="00415a21"/>
    </style:style>
    <style:style style:name="T9" style:family="text">
      <style:text-properties officeooo:rsid="00427583"/>
    </style:style>
    <style:style style:name="T10" style:family="text">
      <style:text-properties officeooo:rsid="00428c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8">Karin Tower</text:span></text:p>
      <text:p text:style-name="P1">Time limit: 1 sec</text:p>
      <text:p text:style-name="P7"><text:span text:style-name="T6"><text:tab/>A legend has it that one who climbs the Karin Tower will receive unfathomable power. This may be true because Karin Tower is very high, one who can scale it would already be the strongest living on earth. Nevertheless, we should solve the problem by knowledge, not by brute force. We want to find a shortest path to reach the top of the Karin Tower. </text:span></text:p>
      <text:p text:style-name="P12"><text:tab/>The tower is a vertical tube <text:span text:style-name="T8">that i</text:span>s divided vertically into <text:span text:style-name="T4">N</text:span> floors (numbered 0 to <text:span text:style-name="T4">N</text:span>-1). On each floor, there is<text:span text:style-name="T4"> K</text:span> rooms where each room is a circular sector of equal size. The room are indexed clockwise by number 0 to <text:span text:style-name="T4">K</text:span>-1. Hence, each room can be identified by a pair (A,B) which indicate that it is the A-th room on the B-th floor.</text:p>
      <text:p text:style-name="P12"><draw:frame draw:style-name="fr1" draw:name="graphics1" text:anchor-type="paragraph" svg:x="0.967cm" svg:y="0.496cm" svg:width="15.658cm" svg:height="3.866cm" draw:z-index="0"><draw:image xlink:href="Pictures/2000013000005EC00000158DCBDDE6F3.svm" xlink:type="simple" xlink:show="embed" xlink:actuate="onLoad"/></draw:frame></text:p>
      <text:p text:style-name="P12"/>
      <text:p text:style-name="P12"/>
      <text:p text:style-name="P12"/>
      <text:p text:style-name="P12"/>
      <text:p text:style-name="P12"/>
      <text:p text:style-name="P12"><text:tab/>To go from room to room, you have to take a one-way <text:span text:style-name="T8">portal</text:span> that connects two rooms. Every room has exactly 5 portals which connect to other rooms. Two of the portals lead to adjacent room on the same floor and the three remaining portals lead to the adjacent room on the next floor. Specifically, on the room (A,B), the portals let you go to room (A-1,B), (A+1,B), (A-1,B+1), (A,B+1) (A+1,B+1). Since the room on each floor is a circular sector, <text:span text:style-name="T8">the </text:span>room (-1,<text:span text:style-name="T8">x</text:span>) is <text:span text:style-name="T8">adjacent to </text:span>the room (<text:span text:style-name="T4">K</text:span>-1,<text:span text:style-name="T8">x</text:span>). For example, let <text:span text:style-name="T4">K</text:span> be 5, the room (0,10) has 5 portals leading to (4,10), (1,10), (4,11), (0,11) and (1,11).</text:p>
      <text:p text:style-name="P12"><text:tab/><text:span text:style-name="T8">To go through a portal, you have to defeat a sentinel guarding the door. A sentinel may has different difficulties to be beaten. Obviously, we would like to use the path that minimize the summation of the difficulties of the sentinels that we have to beat. Luckily, </text:span>every floor <text:span text:style-name="T9">are</text:span> identical, i.e., the <text:span text:style-name="T9">difficulties </text:span>of <text:span text:style-name="T9">the sentinels </text:span>on room (x,A) will be the same as the fees of portals on room (x,B), regardless of the value of A and B.</text:p>
      <text:p text:style-name="P12"><text:tab/>Given <text:span text:style-name="T9">the dificulties of </text:span>every <text:span text:style-name="T9">sentinel </text:span>on every rooms on the same floor, your task is to compute the <text:span text:style-name="T9">best path </text:span>to go to the room (<text:span text:style-name="T4">P</text:span>, <text:span text:style-name="T4">N</text:span>-1) which is at the top of the tower, assuming that you start <text:span text:style-name="T9">at </text:span>the room (0,0).</text:p>
      <text:p text:style-name="P6"><text:s/></text:p>
      <text:h text:style-name="P15" text:outline-level="1"><text:soft-page-break/>Input</text:h>
      <text:list xml:id="list5828200583276294631" text:style-name="L1">
        <text:list-item>
          <text:p text:style-name="P8"><text:span text:style-name="T6">The first line contains three integers </text:span><text:span text:style-name="T5">N</text:span><text:span text:style-name="T6">, </text:span><text:span text:style-name="T5">K</text:span><text:span text:style-name="T6"> and </text:span><text:span text:style-name="T5">P</text:span><text:span text:style-name="T6"> (2 &lt;= </text:span><text:span text:style-name="T5">N</text:span><text:span text:style-name="T6"> &lt;= 1,000,000,000; 3 &lt;= </text:span><text:span text:style-name="T5">K</text:span><text:span text:style-name="T6"> &lt;= 30; 0 &lt;= </text:span><text:span text:style-name="T5">P</text:span><text:span text:style-name="T6"> &lt; </text:span><text:span text:style-name="T5">K</text:span><text:span text:style-name="T6">) </text:span>that<text:span text:style-name="T6"> indicate the number of floors, the number of rooms per floor and the index of the </text:span>target <text:span text:style-name="T6">room.</text:span></text:p>
        </text:list-item>
        <text:list-item>
          <text:p text:style-name="P8"><text:span text:style-name="T6">The following </text:span><text:span text:style-name="T5">K</text:span><text:span text:style-name="T6"> lines give the </text:span>difficulties of each sentinel <text:span text:style-name="T6">on each room. Specifically, the line (</text:span>1<text:span text:style-name="T6"> + i) contains 5 integers that describe the fees of the room indexed by number i. The 5 integers are the </text:span>difficulties of the sentinel guarding the<text:span text:style-name="T6"> portal that lead to room (i-1,B), (i+1,B), (i-1,B+1), (i,B+1) (i+1,B+1) </text:span>where<text:span text:style-name="T6"> B is the floor of </text:span>the <text:span text:style-name="T6">room, respectivel. The </text:span>difficulties are positive integer not exceeding <text:span text:style-name="T6">1,000.</text:span></text:p>
        </text:list-item>
      </text:list>
      <text:h text:style-name="P17" text:outline-level="1">Output</text:h>
      <text:p text:style-name="P9"><text:tab/><text:span text:style-name="T10">Display one line containing the minimal summation of the difficulties of the sentinels that we have to beat in order to reach the target room. Be noted that, due to a large number of floors, the minimal total fee might exceed 32 bit variable. <text:s/></text:span></text:p>
      <text:h text:style-name="P16" text:outline-level="1"/>
      <text:h text:style-name="P14" text:outline-level="1">Example </text:h>
      <table:table table:name="Table1" table:style-name="Table1">
        <table:table-column table:style-name="Table1.A" table:number-columns-repeated="2"/>
        <table:table-row table:style-name="Table1.1">
          <table:table-cell table:style-name="Table1.A1" office:value-type="string">
            <text:p text:style-name="P2">Input</text:p>
          </table:table-cell>
          <table:table-cell table:style-name="Table1.A1" office:value-type="string">
            <text:p text:style-name="P2">Output</text:p>
          </table:table-cell>
        </table:table-row>
        <table:table-row table:style-name="Table1.1">
          <table:table-cell table:style-name="Table1.A1" office:value-type="string">
            <text:p text:style-name="P19">2 3 2</text:p>
            <text:p text:style-name="P19">3 2 9 9 9</text:p>
            <text:p text:style-name="P19">9 1 9 9 9</text:p>
            <text:p text:style-name="P19">9 9 9 5 9</text:p>
          </table:table-cell>
          <table:table-cell table:style-name="Table1.A1" office:value-type="string">
            <text:p text:style-name="P19">8</text:p>
            <text:p text:style-name="P19"/>
          </table:table-cell>
        </table:table-row>
        <table:table-row table:style-name="Table1.1">
          <table:table-cell table:style-name="Table1.A3" office:value-type="string">
            <text:p text:style-name="P20">4 3 1</text:p>
            <text:p text:style-name="P20">99 99 1 99 10</text:p>
            <text:p text:style-name="P20">99 99 99 99 3</text:p>
            <text:p text:style-name="P20">99 2 99 5 99</text:p>
          </table:table-cell>
          <table:table-cell table:style-name="Table1.A3" office:value-type="string">
            <text:p text:style-name="P20">16</text:p>
          </table:table-cell>
        </table:table-row>
      </table:table>
      <text:h text:style-name="P18" text:outline-level="2"/>
      <text:h text:style-name="Heading_20_1" text:outline-level="1">Remark</text:h>
      <text:p text:style-name="P10"><text:tab/>The first test case has only two floors. To get minimal fee, you start from (0,0) and go to (2,0) and finally to (2,1), paying the fee of 3 and 5 along the way. The second case has 4 floors and the path start from (0,0) and goes to (2,1), (0,1), (2,2), (0,2) and (1,3). You pay fees of 1+2+1+2+10 = 16 along the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Consolas" svg:font-family="Consolas"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TH Sarabun New" svg:font-family="'TH Sarabun New'"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cm" fo:margin-bottom="0cm"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align="start" style:justify-single-word="false" fo:orphans="2" fo:widows="2"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Subtitle" style:family="paragraph" style:parent-style-name="Heading" style:class="chapter"/>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9cm"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m0$Build-2</meta:generator>
    <dc:date>2014-11-17T18:03:36.839121749</dc:date>
    <meta:editing-duration>PT4H19M9S</meta:editing-duration>
    <meta:editing-cycles>34</meta:editing-cycles>
    <meta:print-date>2014-09-09T23:50:22.741847462</meta:print-date>
    <meta:document-statistic meta:table-count="1" meta:image-count="1" meta:object-count="0" meta:page-count="2" meta:paragraph-count="28" meta:word-count="641" meta:character-count="3277" meta:non-whitespace-character-count="2653"/>
  </office:meta>
</office:document-meta>
</file>